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import java.util.Scanner;</text:p>
      <text:p text:style-name="Standard">import java.util.Arrays;</text:p>
      <text:p text:style-name="Standard"/>
      <text:p text:style-name="Standard">public class Player {</text:p>
      <text:p text:style-name="Standard"/>
      <text:p text:style-name="Standard"><text:tab/>private String name;</text:p>
      <text:p text:style-name="Standard"><text:tab/>private int Pid;</text:p>
      <text:p text:style-name="Standard"/>
      <text:p text:style-name="Standard"><text:tab/>private int score[] = new int[5];</text:p>
      <text:p text:style-name="Standard"><text:tab/>private double avg;</text:p>
      <text:p text:style-name="Standard"/>
      <text:p text:style-name="Standard"><text:tab/>public Player() {</text:p>
      <text:p text:style-name="Standard"><text:tab/><text:tab/>System.out.println("Enter the name of the player");</text:p>
      <text:p text:style-name="Standard"><text:tab/><text:tab/>name = new Scanner(System.in).nextLine();</text:p>
      <text:p text:style-name="Standard"><text:tab/><text:tab/>System.out.println("Enter the id of the player");</text:p>
      <text:p text:style-name="Standard"><text:tab/><text:tab/>Pid = new Scanner(System.in).nextInt();</text:p>
      <text:p text:style-name="Standard"><text:tab/><text:tab/>for(int i = 0; i &lt; 5; i++) {</text:p>
      <text:p text:style-name="Standard"><text:tab/><text:tab/><text:tab/>System.out.println("Enter score " + (i + 1));</text:p>
      <text:p text:style-name="Standard"><text:tab/><text:tab/><text:tab/>score[i] = new Scanner(System.in).nextInt();</text:p>
      <text:p text:style-name="Standard"><text:tab/><text:tab/>}</text:p>
      <text:p text:style-name="Standard"><text:tab/>} </text:p>
      <text:p text:style-name="Standard"><text:tab/></text:p>
      <text:p text:style-name="Standard"><text:tab/>public double getAverage() {</text:p>
      <text:p text:style-name="Standard"><text:tab/><text:tab/>int avg = 0;</text:p>
      <text:p text:style-name="Standard"><text:tab/><text:tab/>for(int i : score) {</text:p>
      <text:p text:style-name="Standard"><text:tab/><text:tab/><text:tab/>avg += i;</text:p>
      <text:p text:style-name="Standard"><text:tab/><text:tab/>}</text:p>
      <text:p text:style-name="Standard"><text:tab/><text:tab/>return avg / 5;</text:p>
      <text:p text:style-name="Standard"><text:tab/>}</text:p>
      <text:p text:style-name="Standard"/>
      <text:p text:style-name="Standard"><text:tab/>public void showScore() {</text:p>
      <text:p text:style-name="Standard"><text:tab/><text:tab/>for(int i : score) {</text:p>
      <text:p text:style-name="Standard"><text:tab/><text:tab/><text:tab/>System.out.println(i);</text:p>
      <text:p text:style-name="Standard"><text:tab/><text:tab/>}</text:p>
      <text:p text:style-name="Standard"><text:tab/>}</text:p>
      <text:p text:style-name="Standard"/>
      <text:p text:style-name="Standard"><text:tab/>public void displayPlayer() {</text:p>
      <text:p text:style-name="Standard"><text:tab/><text:tab/>System.out.println(Pid + " " + name);</text:p>
      <text:p text:style-name="Standard"><text:tab/>}</text:p>
      <text:p text:style-name="Standard">}</text:p>
      <text:p text:style-name="Standard"/>
      <text:p text:style-name="Standard"/>
      <text:p text:style-name="Standard">public class PlayerTest {</text:p>
      <text:p text:style-name="Standard"/>
      <text:p text:style-name="Standard"><text:tab/>public static void main(String[] args) {</text:p>
      <text:p text:style-name="Standard"><text:tab/><text:tab/>Player pl1 = new Player();</text:p>
      <text:p text:style-name="Standard"><text:tab/>//<text:tab/>Player pl2 = new Player();</text:p>
      <text:p text:style-name="Standard"><text:tab/>//<text:tab/>Player pl3 = new Player();</text:p>
      <text:p text:style-name="Standard"><text:tab/><text:tab/>pl1.showScore();</text:p>
      <text:p text:style-name="Standard"><text:soft-page-break/><text:tab/><text:tab/>System.out.println(pl1.getAverage());</text:p>
      <text:p text:style-name="Standard"><text:tab/><text:tab/>pl1.displayPlayer(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09:13:07.646588900</meta:creation-date>
    <dc:date>2025-01-28T09:14:34.743010808</dc:date>
    <meta:editing-duration>PT1M28S</meta:editing-duration>
    <meta:editing-cycles>1</meta:editing-cycles>
    <meta:document-statistic meta:table-count="0" meta:image-count="0" meta:object-count="0" meta:page-count="2" meta:paragraph-count="44" meta:word-count="146" meta:character-count="986" meta:non-whitespace-character-count="818"/>
    <meta:generator>LibreOffice/24.8.3.2$Linux_X86_64 LibreOffice_project/480$Build-2</meta:generator>
  </office:meta>
</office:document-meta>
</file>